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7.013cm" fo:margin-left="0.011cm" fo:margin-right="-0.023cm" table:align="margins" style:may-break-between-rows="false"/>
    </style:style>
    <style:style style:name="Tabella3.A" style:family="table-column">
      <style:table-column-properties style:column-width="3.731cm" style:rel-column-width="14370*"/>
    </style:style>
    <style:style style:name="Tabella3.B" style:family="table-column">
      <style:table-column-properties style:column-width="9.128cm" style:rel-column-width="35162*"/>
    </style:style>
    <style:style style:name="Tabella3.C" style:family="table-column">
      <style:table-column-properties style:column-width="4.154cm" style:rel-column-width="16003*"/>
    </style:style>
    <style:style style:name="Tabella3.A1" style:family="table-cell">
      <style:table-cell-properties fo:padding="0.097cm" fo:border-left="0.5pt solid #000000" fo:border-right="none" fo:border-top="0.5pt solid #000000" fo:border-bottom="none"/>
    </style:style>
    <style:style style:name="Tabella3.B1" style:family="table-cell">
      <style:table-cell-properties fo:padding="0.097cm" fo:border-left="none" fo:border-right="none" fo:border-top="0.5pt solid #000000" fo:border-bottom="none"/>
    </style:style>
    <style:style style:name="Tabella3.C1" style:family="table-cell">
      <style:table-cell-properties fo:padding="0.097cm" fo:border-left="none" fo:border-right="0.5pt solid #000000" fo:border-top="0.5pt solid #000000" fo:border-bottom="none"/>
    </style:style>
    <style:style style:name="Tabella3.A2" style:family="table-cell">
      <style:table-cell-properties fo:padding="0.097cm" fo:border-left="0.5pt solid #000000" fo:border-right="0.5pt solid #000000" fo:border-top="none" fo:border-bottom="none"/>
    </style:style>
    <style:style style:name="Tabella3.A3" style:family="table-cell">
      <style:table-cell-properties fo:padding="0.097cm" fo:border-left="0.5pt solid #000000" fo:border-right="none" fo:border-top="none" fo:border-bottom="none"/>
    </style:style>
    <style:style style:name="Tabella3.B3" style:family="table-cell">
      <style:table-cell-properties fo:padding="0.097cm" fo:border="none"/>
    </style:style>
    <style:style style:name="Tabella3.C3" style:family="table-cell">
      <style:table-cell-properties fo:padding="0.097cm" fo:border-left="none" fo:border-right="0.5pt solid #000000" fo:border-top="none" fo:border-bottom="none"/>
    </style:style>
    <style:style style:name="Tabella3.A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3.811cm"/>
          <style:tab-stop style:position="14.42cm"/>
          <style:tab-stop style:position="17cm" style:type="right"/>
        </style:tab-stops>
      </style:paragraph-properties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3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margin-left="-0.018cm" fo:margin-right="0.009cm" fo:text-align="start" style:justify-single-word="false" fo:text-indent="0cm" style:auto-text-indent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Table_20_Contents">
      <style:paragraph-properties fo:margin-left="-0.018cm" fo:margin-right="0.009cm" fo:text-align="justify" style:justify-single-word="false" fo:text-indent="0cm" style:auto-text-indent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able_20_Contents">
      <style:paragraph-properties fo:margin-left="-0.018cm" fo:margin-right="0.009cm" fo:text-align="end" style:justify-single-word="false" fo:text-indent="0cm" style:auto-text-indent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paragraph-properties fo:margin-left="-0.018cm" fo:margin-right="0.009cm" fo:text-align="center" style:justify-single-word="false" fo:text-indent="0cm" style:auto-text-indent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-0.018cm" fo:margin-right="0.009cm" fo:text-align="center" style:justify-single-word="false" fo:text-indent="0cm" style:auto-text-indent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size="8pt" style:font-size-asian="8pt" style:font-size-complex="8pt"/>
    </style:style>
    <style:style style:name="P12" style:family="paragraph">
      <style:paragraph-properties fo:text-align="center"/>
    </style:style>
    <style:style style:name="T1" style:family="text">
      <style:text-properties fo:font-size="8pt" style:font-name-asian="SimSun" style:font-size-asian="8pt" style:font-name-complex="Tahoma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style:font-name-asian="SimSun" style:font-name-complex="Tahoma"/>
    </style:style>
    <style:style style:name="T5" style:family="text">
      <style:text-properties fo:font-weight="normal" style:font-weight-asian="normal" style:font-weight-complex="normal"/>
    </style:style>
    <style:style style:name="gr1" style:family="graphic">
      <style:graphic-properties draw:stroke="solid" draw:stroke-dash="Line_20_with_20_Fine_20_Dots" svg:stroke-width="0.04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>
            <table:table-cell table:style-name="Tabella3.A1" office:value-type="string">
              <text:p text:style-name="P9">CODICE</text:p>
            </table:table-cell>
            <table:table-cell table:style-name="Tabella3.B1" office:value-type="string">
              <text:p text:style-name="P10">DESCRIZIONE</text:p>
            </table:table-cell>
            <table:table-cell table:style-name="Tabella3.C1" office:value-type="string">
              <text:p text:style-name="P9"/>
            </table:table-cell>
          </table:table-row>
        </table:table-header-rows>
        <table:table-row>
          <table:table-cell table:style-name="Tabella3.A2" table:number-columns-spanned="3" office:value-type="string">
            <text:p text:style-name="P6"><text:placeholder text:placeholder-type="text">&lt;for each="o in objects"&gt;</text:placeholder></text:p>
          </table:table-cell>
          <table:covered-table-cell/>
          <table:covered-table-cell/>
        </table:table-row>
        <table:table-row>
          <table:table-cell table:style-name="Tabella3.A3" office:value-type="string">
            <text:p text:style-name="P7"><text:placeholder text:placeholder-type="text">&lt;o.name&gt;</text:placeholder></text:p>
          </table:table-cell>
          <table:table-cell table:style-name="Tabella3.B3" office:value-type="string">
            <text:p text:style-name="P7"/>
          </table:table-cell>
          <table:table-cell table:style-name="Tabella3.C3" office:value-type="string">
            <text:p text:style-name="P8"/>
          </table:table-cell>
        </table:table-row>
        <table:table-row>
          <table:table-cell table:style-name="Tabella3.A4" table:number-columns-spanned="3" office:value-type="string">
            <text:p text:style-name="P11"><text:placeholder text:placeholder-type="text">&lt;/for&gt;</text:placeholder></text:p>
          </table:table-cell>
          <table:covered-table-cell/>
          <table:covered-table-cell/>
        </table:table-row>
      </table:table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style:page-number="auto" fo:background-color="#800080">
        <style:tab-stops/>
        <style:background-image/>
      </style:paragraph-properties>
      <style:text-properties fo:color="#000080"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3.811cm"/>
          <style:tab-stop style:position="14.42cm"/>
          <style:tab-stop style:position="17cm" style:type="right"/>
        </style:tab-stops>
      </style:paragraph-properties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2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P3" style:family="paragraph">
      <style:paragraph-properties fo:text-align="center"/>
    </style:style>
    <style:style style:name="MP4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MT1" style:family="text">
      <style:text-properties fo:font-size="8pt" style:font-name-asian="SimSun" style:font-size-asian="8pt" style:font-name-complex="Tahoma" style:font-size-complex="8pt"/>
    </style:style>
    <style:style style:name="MT2" style:family="text">
      <style:text-properties style:font-name-asian="SimSun" style:font-name-complex="Tahoma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font-size="8pt" fo:font-weight="normal" style:font-size-asian="8pt" style:font-weight-asian="normal" style:font-size-complex="8pt" style:font-weight-complex="normal"/>
    </style:style>
    <style:style style:name="Mgr1" style:family="graphic">
      <style:graphic-properties draw:stroke="solid" draw:stroke-dash="Line_20_with_20_Fine_20_Dots" svg:stroke-width="0.04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09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/text:span><text:span text:style-name="MT2">pag. </text:span><text:span text:style-name="MT2"><text:page-number text:select-page="current">1</text:page-number></text:span><text:span text:style-name="MT2">/ </text:span><text:span text:style-name="MT2"><text:page-count>1</text:page-count></text:span></text:p>
      </style:header>
      <style:footer>
        <text:p text:style-name="MP2"><draw:line text:anchor-type="paragraph" draw:z-index="0" draw:style-name="Mgr1" draw:text-style-name="MP3" svg:x1="-0.03cm" svg:y1="0.599cm" svg:x2="16.97cm" svg:y2="0.598cm"><text:p/></draw:line><text:span text:style-name="MT3"><text:tab/> <text:tab/></text:span><text:line-break/><text:span text:style-name="MT4"><text:line-break/></text:span><text:span text:style-name="MT5">PAN CHEMICAL S.p.A. - Registered office: via Veneto, 2 – 24065 Lovere BG – www.panchemical.com</text:span></text:p>
        <text:p text:style-name="MP4">Office and plant: Via Leopardi, 24 – 24060 Rogno BG Italy – Tel. +39 035 977488 – Fax +39 035 977288 – info@panchemical.com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4-27T17:54:18</dc:date>
    <meta:editing-duration>P1DT20H40M33S</meta:editing-duration>
    <meta:editing-cycles>423</meta:editing-cycles>
    <meta:generator>LibreOffice/3.5$Linux_X86_64 LibreOffice_project/350m1$Build-2</meta:generator>
    <dc:creator>thebrush </dc:creator>
    <meta:document-statistic meta:table-count="1" meta:image-count="0" meta:object-count="0" meta:page-count="1" meta:paragraph-count="8" meta:word-count="49" meta:character-count="302" meta:non-whitespace-character-count="255"/>
    <meta:user-defined meta:name="Info 1"/>
    <meta:user-defined meta:name="Info 2"/>
    <meta:user-defined meta:name="Info 3"/>
    <meta:user-defined meta:name="Info 4"/>
  </office:meta>
</office:document-meta>
</file>